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ucida Console" fo:font-size="12pt" fo:language="fr" fo:country="CA" fo:font-style="normal" fo:font-weight="normal" officeooo:rsid="001b352f" officeooo:paragraph-rsid="000046c1"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color="#000000" style:font-name="Lucida Console" fo:font-size="12pt" fo:language="fr" fo:country="CA" fo:font-style="normal" fo:font-weight="normal" officeooo:rsid="00245116" officeooo:paragraph-rsid="000046c1"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color="#000000" style:font-name="Lucida Console" fo:font-size="12pt" fo:language="fr" fo:country="CA" fo:font-style="normal" fo:font-weight="normal" officeooo:rsid="0024d26d" officeooo:paragraph-rsid="000046c1"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color="#000000" style:font-name="Lucida Console" fo:font-size="12pt" fo:language="fr" fo:country="CA" fo:font-style="normal" fo:font-weight="normal" officeooo:rsid="0023bf0d" officeooo:paragraph-rsid="0004926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color="#000000" style:font-name="Lucida Console" fo:font-size="12pt" fo:font-weight="normal" officeooo:rsid="001b352f" officeooo:paragraph-rsid="000046c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Lucida Console" fo:font-size="12pt" fo:font-weight="normal" officeooo:rsid="0023bf0d" officeooo:paragraph-rsid="000046c1" style:font-size-asian="10.5pt" style:font-weight-asian="normal" style:font-size-complex="12pt" style:font-weight-complex="normal"/>
    </style:style>
    <style:style style:name="P7" style:family="paragraph" style:parent-style-name="Standard">
      <style:text-properties fo:color="#000000" style:font-name="Lucida Console" fo:language="fr" fo:country="CA" fo:font-style="normal" fo:font-weight="normal" officeooo:rsid="001b352f" officeooo:paragraph-rsid="000046c1"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color="#000000" style:font-name="Lucida Console" fo:font-size="24pt" fo:language="fr" fo:country="CA" fo:font-style="normal" fo:font-weight="bold" officeooo:rsid="001b352f" officeooo:paragraph-rsid="000046c1" style:font-size-asian="21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color="#000000" style:font-name="Lucida Console" fo:font-size="24pt" fo:language="fr" fo:country="CA" fo:font-style="normal" fo:font-weight="bold" officeooo:rsid="0022a7c2" officeooo:paragraph-rsid="000046c1" style:font-size-asian="21pt" style:font-style-asian="normal" style:font-weight-asian="bold" style:font-size-complex="24pt" style:font-style-complex="normal" style:font-weight-complex="bold"/>
    </style:style>
    <style:style style:name="P10" style:family="paragraph" style:parent-style-name="Standard">
      <style:paragraph-properties fo:text-align="justify" style:justify-single-word="false"/>
      <style:text-properties style:font-name="Lucida Console" fo:language="fr" fo:country="CA" officeooo:rsid="0019578b" officeooo:paragraph-rsid="000046c1"/>
    </style:style>
    <style:style style:name="P11" style:family="paragraph" style:parent-style-name="Standard">
      <style:text-properties style:font-name="Lucida Console" fo:language="fr" fo:country="CA" officeooo:rsid="0019578b" officeooo:paragraph-rsid="000046c1"/>
    </style:style>
    <style:style style:name="P12" style:family="paragraph" style:parent-style-name="Standard">
      <style:paragraph-properties fo:text-align="center" style:justify-single-word="false"/>
      <style:text-properties fo:color="#2a6099" style:font-name="Lucida Console" fo:font-size="24pt" fo:language="fr" fo:country="CA" fo:font-style="normal" fo:font-weight="bold" officeooo:rsid="0022a7c2" officeooo:paragraph-rsid="000046c1" style:font-size-asian="21pt" style:font-style-asian="normal" style:font-weight-asian="bold" style:font-size-complex="24pt" style:font-style-complex="normal" style:font-weight-complex="bold"/>
    </style:style>
    <style:style style:name="P13" style:family="paragraph" style:parent-style-name="Standard">
      <style:paragraph-properties fo:text-align="center" style:justify-single-word="false"/>
      <style:text-properties fo:color="#2a6099" style:font-name="Lucida Console" fo:font-size="24pt" fo:font-weight="bold" officeooo:rsid="0022a7c2" officeooo:paragraph-rsid="000046c1" style:font-size-asian="21pt" style:font-weight-asian="bold" style:font-size-complex="24pt" style:font-weight-complex="bold"/>
    </style:style>
    <style:style style:name="P14" style:family="paragraph" style:parent-style-name="Standard">
      <style:paragraph-properties fo:text-align="center" style:justify-single-word="false"/>
      <style:text-properties fo:color="#2a6099" style:font-name="Lucida Console" fo:font-size="24pt" fo:font-weight="bold" officeooo:rsid="0022a7c2" officeooo:paragraph-rsid="00049269" style:font-size-asian="21pt" style:font-weight-asian="bold" style:font-size-complex="24pt" style:font-weight-complex="bold"/>
    </style:style>
    <style:style style:name="P15" style:family="paragraph" style:parent-style-name="Standard" style:list-style-name="L1">
      <style:text-properties style:font-name="Lucida Console" officeooo:paragraph-rsid="000046c1"/>
    </style:style>
    <style:style style:name="P16" style:family="paragraph" style:parent-style-name="Standard" style:list-style-name="L1">
      <style:text-properties style:font-name="Lucida Console" officeooo:rsid="0019578b" officeooo:paragraph-rsid="000046c1"/>
    </style:style>
    <style:style style:name="P17" style:family="paragraph" style:parent-style-name="Standard" style:list-style-name="L1">
      <style:text-properties style:font-name="Lucida Console" fo:font-weight="normal" officeooo:rsid="0019578b" officeooo:paragraph-rsid="000116e1" style:font-weight-asian="normal" style:font-weight-complex="normal"/>
    </style:style>
    <style:style style:name="P18" style:family="paragraph" style:parent-style-name="Standard" style:list-style-name="L1">
      <style:text-properties style:font-name="Lucida Console" fo:font-weight="normal" officeooo:rsid="002ff28a" officeooo:paragraph-rsid="0001c6f1" style:font-weight-asian="normal" style:font-weight-complex="normal"/>
    </style:style>
    <style:style style:name="P19" style:family="paragraph" style:parent-style-name="Standard" style:list-style-name="L1">
      <style:text-properties fo:color="#000000" style:font-name="Lucida Console" fo:font-weight="normal" officeooo:rsid="001a4b01" officeooo:paragraph-rsid="000046c1" style:font-weight-asian="normal" style:font-weight-complex="normal"/>
    </style:style>
    <style:style style:name="P20" style:family="paragraph" style:parent-style-name="Standard" style:list-style-name="L1">
      <style:text-properties fo:color="#000000" style:font-name="Lucida Console" fo:font-weight="normal" officeooo:rsid="001a4b01" officeooo:paragraph-rsid="0001c6f1" style:font-weight-asian="normal" style:font-weight-complex="normal"/>
    </style:style>
    <style:style style:name="P21" style:family="paragraph" style:parent-style-name="Standard" style:list-style-name="L1">
      <style:text-properties fo:color="#000000" style:font-name="Lucida Console" fo:font-weight="normal" officeooo:rsid="001b352f" officeooo:paragraph-rsid="000116e1" style:font-weight-asian="normal" style:font-weight-complex="normal"/>
    </style:style>
    <style:style style:name="T1" style:family="text">
      <style:text-properties fo:font-style="italic" officeooo:rsid="000046c1" style:font-style-asian="italic" style:font-style-complex="italic"/>
    </style:style>
    <style:style style:name="T2" style:family="text">
      <style:text-properties fo:color="#000000" fo:font-style="italic" officeooo:rsid="000046c1" style:font-style-asian="italic" style:font-style-complex="italic"/>
    </style:style>
    <style:style style:name="T3" style:family="text">
      <style:text-properties fo:color="#000000" fo:font-style="normal" officeooo:rsid="001b352f" style:font-style-asian="normal" style:font-style-complex="normal"/>
    </style:style>
    <style:style style:name="T4" style:family="text">
      <style:text-properties fo:color="#000000" fo:font-style="normal" officeooo:rsid="000046c1" style:font-style-asian="normal" style:font-style-complex="normal"/>
    </style:style>
    <style:style style:name="T5" style:family="text">
      <style:text-properties fo:color="#000000" fo:font-style="normal" officeooo:rsid="00049269" style:font-style-asian="normal" style:font-style-complex="normal"/>
    </style:style>
    <style:style style:name="T6" style:family="text">
      <style:text-properties fo:color="#000000" fo:font-style="normal" officeooo:rsid="0007fb89" style:font-style-asian="normal" style:font-style-complex="normal"/>
    </style:style>
    <style:style style:name="T7" style:family="text">
      <style:text-properties fo:color="#000000" fo:language="fr" fo:country="CA"/>
    </style:style>
    <style:style style:name="T8" style:family="text">
      <style:text-properties fo:color="#000000" fo:language="fr" fo:country="CA" fo:font-weight="normal" style:font-weight-asian="normal" style:font-weight-complex="normal"/>
    </style:style>
    <style:style style:name="T9" style:family="text">
      <style:text-properties fo:color="#000000" fo:language="fr" fo:country="CA" officeooo:rsid="001a4b01"/>
    </style:style>
    <style:style style:name="T10" style:family="text">
      <style:text-properties fo:color="#000000" fo:language="fr" fo:country="CA" officeooo:rsid="000046c1"/>
    </style:style>
    <style:style style:name="T11" style:family="text">
      <style:text-properties fo:color="#000000" fo:language="fr" fo:country="CA" officeooo:rsid="0001c6f1"/>
    </style:style>
    <style:style style:name="T12" style:family="text">
      <style:text-properties fo:color="#000000" fo:language="fr" fo:country="CA" officeooo:rsid="00038b6d"/>
    </style:style>
    <style:style style:name="T13" style:family="text">
      <style:text-properties fo:language="fr" fo:country="CA"/>
    </style:style>
    <style:style style:name="T14" style:family="text">
      <style:text-properties fo:language="fr" fo:country="CA" officeooo:rsid="0019578b"/>
    </style:style>
    <style:style style:name="T15" style:family="text">
      <style:text-properties fo:language="fr" fo:country="CA" fo:font-weight="bold" style:font-weight-asian="bold" style:font-weight-complex="bold"/>
    </style:style>
    <style:style style:name="T16" style:family="text">
      <style:text-properties fo:language="fr" fo:country="CA" fo:font-weight="bold" officeooo:rsid="0019578b" style:font-weight-asian="bold" style:font-weight-complex="bold"/>
    </style:style>
    <style:style style:name="T17" style:family="text">
      <style:text-properties fo:language="fr" fo:country="CA" fo:font-weight="bold" officeooo:rsid="000046c1" style:font-weight-asian="bold" style:font-weight-complex="bold"/>
    </style:style>
    <style:style style:name="T18" style:family="text">
      <style:text-properties fo:language="fr" fo:country="CA" fo:font-weight="normal" style:font-weight-asian="normal" style:font-weight-complex="normal"/>
    </style:style>
    <style:style style:name="T19" style:family="text">
      <style:text-properties fo:language="fr" fo:country="CA" fo:font-weight="normal" officeooo:rsid="0019578b" style:font-weight-asian="normal" style:font-weight-complex="normal"/>
    </style:style>
    <style:style style:name="T20" style:family="text">
      <style:text-properties fo:language="fr" fo:country="CA" fo:font-style="italic" style:font-style-asian="italic" style:font-style-complex="italic"/>
    </style:style>
    <style:style style:name="T21" style:family="text">
      <style:text-properties fo:language="fr" fo:country="CA" fo:font-style="italic" officeooo:rsid="001be086" style:font-style-asian="italic" style:font-style-complex="italic"/>
    </style:style>
    <style:style style:name="T22" style:family="text">
      <style:text-properties fo:language="fr" fo:country="CA" fo:font-style="italic" officeooo:rsid="0022a7c2" style:font-style-asian="italic" style:font-style-complex="italic"/>
    </style:style>
    <style:style style:name="T23" style:family="text">
      <style:text-properties fo:language="fr" fo:country="CA" fo:font-style="italic" officeooo:rsid="000116e1" style:font-style-asian="italic" style:font-style-complex="italic"/>
    </style:style>
    <style:style style:name="T24" style:family="text">
      <style:text-properties fo:language="fr" fo:country="CA" fo:font-style="normal" style:font-style-asian="normal" style:font-style-complex="normal"/>
    </style:style>
    <style:style style:name="T25" style:family="text">
      <style:text-properties fo:language="fr" fo:country="CA" fo:font-style="normal" officeooo:rsid="002cda24" style:font-style-asian="normal" style:font-style-complex="normal"/>
    </style:style>
    <style:style style:name="T26" style:family="text">
      <style:text-properties fo:language="fr" fo:country="CA" fo:font-style="normal" officeooo:rsid="001c87d9" style:font-style-asian="normal" style:font-style-complex="normal"/>
    </style:style>
    <style:style style:name="T27" style:family="text">
      <style:text-properties fo:language="fr" fo:country="CA" fo:font-style="normal" officeooo:rsid="001be086" style:font-style-asian="normal" style:font-style-complex="normal"/>
    </style:style>
    <style:style style:name="T28" style:family="text">
      <style:text-properties fo:language="fr" fo:country="CA" fo:font-style="normal" officeooo:rsid="001febc9" style:font-style-asian="normal" style:font-style-complex="normal"/>
    </style:style>
    <style:style style:name="T29" style:family="text">
      <style:text-properties fo:language="fr" fo:country="CA" fo:font-style="normal" officeooo:rsid="002069b2" style:font-style-asian="normal" style:font-style-complex="normal"/>
    </style:style>
    <style:style style:name="T30" style:family="text">
      <style:text-properties fo:language="fr" fo:country="CA" fo:font-style="normal" officeooo:rsid="0022a7c2" style:font-style-asian="normal" style:font-style-complex="normal"/>
    </style:style>
    <style:style style:name="T31" style:family="text">
      <style:text-properties fo:language="fr" fo:country="CA" fo:font-style="normal" officeooo:rsid="0023bf0d" style:font-style-asian="normal" style:font-style-complex="normal"/>
    </style:style>
    <style:style style:name="T32" style:family="text">
      <style:text-properties fo:language="fr" fo:country="CA" fo:font-style="normal" officeooo:rsid="00245116" style:font-style-asian="normal" style:font-style-complex="normal"/>
    </style:style>
    <style:style style:name="T33" style:family="text">
      <style:text-properties fo:language="fr" fo:country="CA" fo:font-style="normal" officeooo:rsid="0024d26d" style:font-style-asian="normal" style:font-style-complex="normal"/>
    </style:style>
    <style:style style:name="T34" style:family="text">
      <style:text-properties fo:language="fr" fo:country="CA" fo:font-style="normal" officeooo:rsid="0025cec1" style:font-style-asian="normal" style:font-style-complex="normal"/>
    </style:style>
    <style:style style:name="T35" style:family="text">
      <style:text-properties fo:language="fr" fo:country="CA" fo:font-style="normal" officeooo:rsid="0001c6f1" style:font-style-asian="normal" style:font-style-complex="normal"/>
    </style:style>
    <style:style style:name="T36" style:family="text">
      <style:text-properties fo:language="fr" fo:country="CA" fo:font-style="normal" officeooo:rsid="00041ac2" style:font-style-asian="normal" style:font-style-complex="normal"/>
    </style:style>
    <style:style style:name="T37" style:family="text">
      <style:text-properties fo:language="fr" fo:country="CA" fo:font-style="normal" fo:font-weight="bold" officeooo:rsid="0019578b" style:font-style-asian="normal" style:font-weight-asian="bold" style:font-style-complex="normal" style:font-weight-complex="bold"/>
    </style:style>
    <style:style style:name="T38" style:family="text">
      <style:text-properties fo:language="fr" fo:country="CA" officeooo:rsid="000046c1"/>
    </style:style>
    <style:style style:name="T39" style:family="text">
      <style:text-properties fo:language="fr" fo:country="CA" officeooo:rsid="000116e1"/>
    </style:style>
    <style:style style:name="T40" style:family="text">
      <style:text-properties fo:language="fr" fo:country="CA" officeooo:rsid="0001c6f1"/>
    </style:style>
    <style:style style:name="T41" style:family="text">
      <style:text-properties fo:color="#2a6099" fo:language="fr" fo:country="CA" fo:font-weight="normal" style:font-weight-asian="normal" style:font-weight-complex="normal"/>
    </style:style>
    <style:style style:name="T42" style:family="text">
      <style:text-properties fo:color="#2a6099" fo:language="fr" fo:country="CA" fo:font-weight="bold" style:font-weight-asian="bold" style:font-weight-complex="bold"/>
    </style:style>
    <style:style style:name="T43" style:family="text">
      <style:text-properties fo:color="#2a6099" fo:language="fr" fo:country="CA" fo:font-weight="bold" officeooo:rsid="000116e1" style:font-weight-asian="bold" style:font-weight-complex="bold"/>
    </style:style>
    <style:style style:name="T44" style:family="text">
      <style:text-properties fo:color="#2a6099" fo:language="fr" fo:country="CA" fo:font-style="normal" fo:font-weight="bold" officeooo:rsid="0019578b" style:font-style-asian="normal" style:font-weight-asian="bold" style:font-style-complex="normal" style:font-weight-complex="bold"/>
    </style:style>
    <style:style style:name="T45" style:family="text">
      <style:text-properties fo:color="#2a6099" fo:font-weight="bold" officeooo:rsid="0019578b" style:font-weight-asian="bold" style:font-weight-complex="bold"/>
    </style:style>
    <style:style style:name="T46" style:family="text">
      <style:text-properties fo:color="#00a933" fo:language="fr" fo:country="CA" fo:font-weight="bold" style:font-weight-asian="bold" style:font-weight-complex="bold"/>
    </style:style>
    <style:style style:name="T47" style:family="text">
      <style:text-properties fo:color="#00a933" fo:language="fr" fo:country="CA" fo:font-weight="bold" officeooo:rsid="000116e1" style:font-weight-asian="bold" style:font-weight-complex="bold"/>
    </style:style>
    <style:style style:name="T48" style:family="text">
      <style:text-properties fo:color="#00a933" fo:language="fr" fo:country="CA" fo:font-weight="bold" officeooo:rsid="0001c6f1" style:font-weight-asian="bold" style:font-weight-complex="bold"/>
    </style:style>
    <style:style style:name="T49" style:family="text">
      <style:text-properties fo:color="#00a933" fo:language="fr" fo:country="CA" fo:font-style="normal" fo:font-weight="bold" officeooo:rsid="001a4b01" style:font-style-asian="normal" style:font-weight-asian="bold" style:font-style-complex="normal" style:font-weight-complex="bold"/>
    </style:style>
    <style:style style:name="T50" style:family="text">
      <style:text-properties fo:color="#ff0000" fo:language="fr" fo:country="CA" fo:font-style="normal" fo:font-weight="bold" style:font-style-asian="normal" style:font-weight-asian="bold" style:font-style-complex="normal" style:font-weight-complex="bold"/>
    </style:style>
    <style:style style:name="T51" style:family="text">
      <style:text-properties fo:color="#ff0000" fo:language="fr" fo:country="CA" fo:font-style="normal" fo:font-weight="bold" officeooo:rsid="000116e1" style:font-style-asian="normal" style:font-weight-asian="bold" style:font-style-complex="normal" style:font-weight-complex="bold"/>
    </style:style>
    <style:style style:name="T52" style:family="text">
      <style:text-properties fo:color="#a7074b" fo:language="fr" fo:country="CA" fo:font-style="normal" officeooo:rsid="00245116" style:font-style-asian="normal" style:font-style-complex="normal"/>
    </style:style>
    <style:style style:name="T53" style:family="text">
      <style:text-properties fo:color="#a7074b" fo:language="fr" fo:country="CA" fo:font-style="normal" officeooo:rsid="0024d26d" style:font-style-asian="normal" style:font-style-complex="normal"/>
    </style:style>
    <style:style style:name="T54" style:family="text">
      <style:text-properties fo:color="#a7074b" officeooo:rsid="0024d26d"/>
    </style:style>
    <style:style style:name="T55" style:family="text">
      <style:text-properties fo:font-weight="bold" officeooo:rsid="0019578b" style:font-weight-asian="bold" style:font-weight-complex="bold"/>
    </style:style>
    <style:style style:name="T56" style:family="text">
      <style:text-properties fo:color="#e8a202" fo:language="fr" fo:country="CA" fo:font-weight="bold" style:font-weight-asian="bold" style:font-weight-complex="bold"/>
    </style:style>
    <style:style style:name="T57" style:family="text">
      <style:text-properties fo:color="#e8a202" fo:language="fr" fo:country="CA" fo:font-weight="bold" officeooo:rsid="00038b6d" style:font-weight-asian="bold" style:font-weight-complex="bold"/>
    </style:style>
    <style:style style:name="T58" style:family="text">
      <style:text-properties officeooo:rsid="00245116"/>
    </style:style>
    <style:style style:name="T59" style:family="text">
      <style:text-properties officeooo:rsid="0025ce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Character</text:span> est la classe qui représente un personnage<text:span text:style-name="T3">. </text:span><text:span text:style-name="T4">C’est la classe la plus importante du jeu, car le joueur et les personnages non-joueur</text:span><text:span text:style-name="T6">s</text:span><text:span text:style-name="T4"> sont tous des instances de</text:span><text:span text:style-name="T2"> Character</text:span><text:span text:style-name="T4">. </text:span><text:span text:style-name="T6">Ainsi, cette classe se retrouve au cœur de plusieurs éléments du jeu; le combat, le troc et le dialogue</text:span><text:span text:style-name="T4">.</text:span><text:span text:style-name="T2"> </text:span></text:p>
      <text:p text:style-name="P11"/>
      <text:p text:style-name="P11">Cette classe possède: </text:p>
      <text:list xml:id="list523227387" text:style-name="L1">
        <text:list-item>
          <text:p text:style-name="P15"><text:span text:style-name="T38">Neuf</text:span><text:span text:style-name="T14"> attributs privés: </text:span><text:span text:style-name="T16">Name</text:span><text:span text:style-name="T19">, </text:span><text:span text:style-name="T17">Life</text:span><text:span text:style-name="T19">, </text:span><text:span text:style-name="T17">Inventory</text:span><text:span text:style-name="T19">, </text:span><text:span text:style-name="T17">WeaponMelee</text:span><text:span text:style-name="T19">, </text:span><text:span text:style-name="T17">WeaponRanged</text:span><text:span text:style-name="T19">, </text:span><text:span text:style-name="T17">Protection</text:span><text:span text:style-name="T19">, </text:span><text:span text:style-name="T17">Skill</text:span><text:span text:style-name="T19">, </text:span><text:span text:style-name="T17">Credits</text:span><text:span text:style-name="T19">, </text:span><text:span text:style-name="T16">IsInitialized</text:span><text:span text:style-name="T19">;</text:span></text:p>
        </text:list-item>
        <text:list-item>
          <text:p text:style-name="P16"><text:span text:style-name="T18">Une procédure privée:</text:span><text:span text:style-name="T41"> <text:s/></text:span><text:span text:style-name="T42">Class_Initialize</text:span><text:span text:style-name="T8">;</text:span></text:p>
        </text:list-item>
        <text:list-item>
          <text:p text:style-name="P17"><text:span text:style-name="T10">Six</text:span><text:span text:style-name="T7"> procédure</text:span><text:span text:style-name="T9">s</text:span><text:span text:style-name="T7"> publi</text:span><text:span text:style-name="T11">que</text:span><text:span text:style-name="T9">s</text:span><text:span text:style-name="T7">:</text:span><text:span text:style-name="T42"> Initialize</text:span><text:span text:style-name="T7">,</text:span><text:span text:style-name="T9"> </text:span><text:span text:style-name="T43">SetArmour</text:span><text:span text:style-name="T7">, </text:span><text:span text:style-name="T43">DamageArmour</text:span><text:span text:style-name="T7">, </text:span><text:span text:style-name="T43">AddWeapon</text:span><text:span text:style-name="T7">, </text:span><text:span text:style-name="T43">AddItem</text:span><text:span text:style-name="T7">, </text:span><text:span text:style-name="T43">RemoveItem</text:span><text:span text:style-name="T7">;</text:span></text:p>
        </text:list-item>
        <text:list-item>
          <text:p text:style-name="P18"><text:span text:style-name="T7">Cinq fonctions publiques: </text:span><text:span text:style-name="T56">GetMeleeWeapon</text:span><text:span text:style-name="T7">, </text:span><text:span text:style-name="T56">GetRangedWeapon</text:span><text:span text:style-name="T12">, </text:span><text:span text:style-name="T57">GetArmour</text:span><text:span text:style-name="T12">, </text:span><text:span text:style-name="T57">GetItem</text:span><text:span text:style-name="T7">;</text:span></text:p>
        </text:list-item>
        <text:list-item>
          <text:p text:style-name="P19"><text:span text:style-name="T39">Deux</text:span><text:span text:style-name="T13"> propriétés </text:span><text:span text:style-name="T20">Let</text:span><text:span text:style-name="T13"> privées:</text:span><text:span text:style-name="T15"> </text:span><text:span text:style-name="T46">pName</text:span><text:span text:style-name="T13">, </text:span><text:span text:style-name="T46">p</text:span><text:span text:style-name="T47">Skill</text:span><text:span text:style-name="T13">;</text:span></text:p>
        </text:list-item>
        <text:list-item>
          <text:p text:style-name="P20"><text:span text:style-name="T39">Deux</text:span><text:span text:style-name="T13"> propriétés </text:span><text:span text:style-name="T20">Let</text:span><text:span text:style-name="T13"> </text:span><text:span text:style-name="T39">publi</text:span><text:span text:style-name="T40">que</text:span><text:span text:style-name="T39">s</text:span><text:span text:style-name="T13">:</text:span><text:span text:style-name="T15"> </text:span><text:span text:style-name="T46">p</text:span><text:span text:style-name="T48">Life</text:span><text:span text:style-name="T13">, </text:span><text:span text:style-name="T46">p</text:span><text:span text:style-name="T48">Credits</text:span><text:span text:style-name="T13">;</text:span></text:p>
        </text:list-item>
        <text:list-item>
          <text:p text:style-name="P21"><text:span text:style-name="T39">Six</text:span><text:span text:style-name="T13"> propriétés </text:span><text:span text:style-name="T20">Get</text:span><text:span text:style-name="T24"> p</text:span><text:span text:style-name="T25">ubli</text:span><text:span text:style-name="T35">que</text:span><text:span text:style-name="T25">s</text:span><text:span text:style-name="T24">: </text:span><text:span text:style-name="T50">pName</text:span><text:span text:style-name="T24">, </text:span><text:span text:style-name="T50">p</text:span><text:span text:style-name="T51">Life</text:span><text:span text:style-name="T24">, </text:span><text:span text:style-name="T50">p</text:span><text:span text:style-name="T51">Skill</text:span><text:span text:style-name="T24">, </text:span><text:span text:style-name="T50">p</text:span><text:span text:style-name="T51">Credits</text:span><text:span text:style-name="T24">, </text:span><text:span text:style-name="T51">InventoryIsFull</text:span><text:span text:style-name="T24">, </text:span><text:span text:style-name="T51">InventoryCount</text:span><text:span text:style-name="T24">;</text:span></text:p>
        </text:list-item>
      </text:list>
      <text:p text:style-name="P7"/>
      <text:p text:style-name="P8">Name -</text:p>
      <text:p text:style-name="P5"><text:span text:style-name="T24">Cet attribut contient le nom d</text:span><text:span text:style-name="T35">u personnage</text:span><text:span text:style-name="T24"> sous </text:span><text:span text:style-name="T26">type</text:span><text:span text:style-name="T24"> </text:span><text:span text:style-name="T21">vb</text:span><text:span text:style-name="T20">String</text:span><text:span text:style-name="T24">. Deux propriétés sont associées à cet attribut: </text:span><text:span text:style-name="T49">pName </text:span><text:span text:style-name="T27">et </text:span><text:span text:style-name="T50">pName</text:span><text:span text:style-name="T24">.</text:span></text:p>
      <text:p text:style-name="P1"/>
      <text:p text:style-name="P9">IsInitialized -</text:p>
      <text:p text:style-name="P5"><text:span text:style-name="T24">Cet attribut contient </text:span><text:span text:style-name="T30">une</text:span><text:span text:style-name="T29"> </text:span><text:span text:style-name="T30">valeur de type </text:span><text:span text:style-name="T22">vbBoolean</text:span><text:span text:style-name="T30"> qui permet de déterminer si la classe a été correctement initialisée</text:span><text:span text:style-name="T28">. </text:span><text:span text:style-name="T30">Cet attribut fait partie d’une stratégie pour contourner </text:span><text:span text:style-name="T31">l’une des nombreuses limitations des classes en VBScript; l’absence de la possibilité d’utiliser un constructeur paramétrique</text:span><text:span text:style-name="T24">.</text:span></text:p>
      <text:p text:style-name="P1"/>
      <text:p text:style-name="P12">Class_Initialize -</text:p>
      <text:p text:style-name="P6"><text:span text:style-name="T24">Ceci est le « constructeur » de la classe qui est appelé lors d’un </text:span><text:span text:style-name="T20">New </text:span><text:span text:style-name="T23">Character</text:span><text:span text:style-name="T24">. Tout ce que cette procédure fait est d’initialiser la valeur de </text:span><text:span text:style-name="T32">l’attribut</text:span><text:span text:style-name="T24"> </text:span><text:span text:style-name="T37">IsInitialized</text:span><text:span text:style-name="T24"> à </text:span><text:span text:style-name="T52">false</text:span><text:span text:style-name="T32">.</text:span></text:p>
      <text:p text:style-name="P2"/>
      <text:p text:style-name="P13"><text:span text:style-name="T24">Initialize </text:span><text:span text:style-name="T32">+</text:span></text:p>
      <text:p text:style-name="P6"><text:span text:style-name="T32">Cette procédure s’occupe du rôle de constructeur paramétrique absent dans le langage. Le seul hic est qu’il faut appeler la procédure pour qu’elle s’enclenche. En même temps, la classe est programmée pour être inutilisable s</text:span><text:span text:style-name="T33">i elle n’a pas été initialisée par cette procédure. </text:span><text:span text:style-name="T44">Initialize </text:span><text:span text:style-name="T34">Prend une chaîne, qui sera le nom, </text:span><text:span text:style-name="T36">et</text:span><text:span text:style-name="T34"> </text:span><text:span text:style-name="T36">trois</text:span><text:span text:style-name="T34"> nombre</text:span><text:span text:style-name="T36">s</text:span><text:span text:style-name="T34">, qui ser</text:span><text:span text:style-name="T36">ont</text:span><text:span text:style-name="T34"> l</text:span><text:span text:style-name="T36">es points de vie, le niveau de talent et la richesse</text:span><text:span text:style-name="T34">, en paramètre</text:span><text:span text:style-name="T32">. </text:span><text:span text:style-name="T34">Les propriétés de la classe seront ensuite initialisées selon ces valeurs. </text:span><text:span text:style-name="T36">Alors,</text:span><text:span text:style-name="T34"> </text:span><text:span text:style-name="T37">IsInitialized</text:span><text:span text:style-name="T32"> </text:span><text:span text:style-name="T34">deviendra</text:span><text:span text:style-name="T32"> </text:span><text:span text:style-name="T53">true</text:span><text:span text:style-name="T32">. </text:span><text:span text:style-name="T33">Cette procédure ne fait plus rien une fois qu’elle a été appelée; les appels subséquents n’auront aucun effet. </text:span></text:p>
      <text:p text:style-name="P3"/>
      <text:p text:style-name="P14"><text:span text:style-name="T24">Initialize </text:span><text:span text:style-name="T32">+</text:span></text:p>
      <text:p text:style-name="P4"><text:span text:style-name="T58">Cette procédure s’occupe du rôle de constructeur paramétrique absent dans le langage. Le seul hic est qu’il faut appeler la procédure pour qu’elle s’enclenche. En même temps, la classe est programmée </text:span><text:soft-page-break/><text:span text:style-name="T58">pour être inutilisable si elle n’a pas été initialisée par cette procédure. </text:span><text:span text:style-name="T45">Initialize </text:span><text:span text:style-name="T59">Prend une chaîne, qui sera le nom, et trois nombres, qui seront les points de vie, le niveau de talent et la richesse, en paramètre. Les propriétés de la classe seront ensuite initialisées selon ces valeurs. Alors, </text:span><text:span text:style-name="T55">IsInitialized</text:span><text:span text:style-name="T58"> deviendra </text:span><text:span text:style-name="T54">true</text:span><text:span text:style-name="T58">. Cette procédure ne fait plus rien une fois qu’elle a été appelée; les appels subséquents n’auront aucun effet.</text:span></text:p>
      <text:p text:style-name="P3"/>
      <text:p text:style-name="P2"/>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7-02T01:30:29.065000000</dc:date>
    <meta:editing-duration>PT10H39M55S</meta:editing-duration>
    <meta:editing-cycles>3</meta:editing-cycles>
    <meta:document-statistic meta:table-count="0" meta:image-count="0" meta:object-count="0" meta:page-count="2" meta:paragraph-count="19" meta:word-count="420" meta:character-count="2781" meta:non-whitespace-character-count="2383"/>
  </office:meta>
</office:document-meta>
</file>